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f1623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eetcode.com/problems/valid-number/" text:style-name="Internet_20_link" text:visited-style-name="Visited_20_Internet_20_Link"><text:span text:style-name="T3">65. Valid Number</text:span></text:a></text:p>
      <text:p text:style-name="P2"><text:span text:style-name="T1">Given a string </text:span><text:span text:style-name="Source_20_Text"><text:span text:style-name="T2">s</text:span></text:span><text:span text:style-name="T1">, return whether </text:span><text:span text:style-name="Source_20_Text"><text:span text:style-name="T2">s</text:span></text:span><text:span text:style-name="T1"> is a </text:span><text:span text:style-name="Strong_20_Emphasis"><text:span text:style-name="T1">valid number</text:span></text:span><text:span text:style-name="T1">.<text:line-break/>For example, all the following are valid numbers: </text:span><text:span text:style-name="Source_20_Text"><text:span text:style-name="T2">"2", "0089", "-0.1", "+3.14", "4.", "-.9", "2e10", "-90E3", "3e+7", "+6e-1", "53.5e93", "-123.456e789"</text:span></text:span><text:span text:style-name="T1">, while the following are not valid numbers: </text:span><text:span text:style-name="Source_20_Text"><text:span text:style-name="T2">"abc", "1a", "1e", "e3", "99e2.5", "--6", "-+3", "95a54e53"</text:span></text:span><text:span text:style-name="T1">.</text:span></text:p>
      <text:p text:style-name="P2"><text:span text:style-name="T1">Formally, a </text:span><text:span text:style-name="Strong_20_Emphasis"><text:span text:style-name="T1">valid number</text:span></text:span><text:span text:style-name="T1"> is defined using one of the following definitions:</text:span></text:p>
      <text:list text:style-name="L1">
        <text:list-item>
          <text:p text:style-name="P3"><text:span text:style-name="T1">An </text:span><text:span text:style-name="Strong_20_Emphasis"><text:span text:style-name="T1">integer number</text:span></text:span><text:span text:style-name="T1"> followed by an </text:span><text:span text:style-name="Strong_20_Emphasis"><text:span text:style-name="T1">optional exponent</text:span></text:span><text:span text:style-name="T1">.</text:span></text:p>
        </text:list-item>
        <text:list-item>
          <text:p text:style-name="P4"><text:span text:style-name="T1">A </text:span><text:span text:style-name="Strong_20_Emphasis"><text:span text:style-name="T1">decimal number</text:span></text:span><text:span text:style-name="T1"> followed by an </text:span><text:span text:style-name="Strong_20_Emphasis"><text:span text:style-name="T1">optional exponent</text:span></text:span><text:span text:style-name="T1">.</text:span></text:p>
        </text:list-item>
      </text:list>
      <text:p text:style-name="P2"><text:span text:style-name="T1">An </text:span><text:span text:style-name="Strong_20_Emphasis"><text:span text:style-name="T1">integer number</text:span></text:span><text:span text:style-name="T1"> is defined with an </text:span><text:span text:style-name="Strong_20_Emphasis"><text:span text:style-name="T1">optional sign</text:span></text:span><text:span text:style-name="T1"> </text:span><text:span text:style-name="Source_20_Text"><text:span text:style-name="T2">'-'</text:span></text:span><text:span text:style-name="T1"> or </text:span><text:span text:style-name="Source_20_Text"><text:span text:style-name="T2">'+'</text:span></text:span><text:span text:style-name="T1"> followed by </text:span><text:span text:style-name="Strong_20_Emphasis"><text:span text:style-name="T1">digits</text:span></text:span><text:span text:style-name="T1">.</text:span></text:p>
      <text:p text:style-name="P2"><text:span text:style-name="T1">A </text:span><text:span text:style-name="Strong_20_Emphasis"><text:span text:style-name="T1">decimal number</text:span></text:span><text:span text:style-name="T1"> is defined with an </text:span><text:span text:style-name="Strong_20_Emphasis"><text:span text:style-name="T1">optional sign</text:span></text:span><text:span text:style-name="T1"> </text:span><text:span text:style-name="Source_20_Text"><text:span text:style-name="T2">'-'</text:span></text:span><text:span text:style-name="T1"> or </text:span><text:span text:style-name="Source_20_Text"><text:span text:style-name="T2">'+'</text:span></text:span><text:span text:style-name="T1"> followed by one of the following definitions:</text:span></text:p>
      <text:list text:style-name="L2">
        <text:list-item>
          <text:p text:style-name="P5"><text:span text:style-name="Strong_20_Emphasis"><text:span text:style-name="T1">Digits</text:span></text:span><text:span text:style-name="T1"> followed by a </text:span><text:span text:style-name="Strong_20_Emphasis"><text:span text:style-name="T1">dot</text:span></text:span><text:span text:style-name="T1"> </text:span><text:span text:style-name="Source_20_Text"><text:span text:style-name="T2">'.'</text:span></text:span><text:span text:style-name="T1">.</text:span></text:p>
        </text:list-item>
        <text:list-item>
          <text:p text:style-name="P5"><text:span text:style-name="Strong_20_Emphasis"><text:span text:style-name="T1">Digits</text:span></text:span><text:span text:style-name="T1"> followed by a </text:span><text:span text:style-name="Strong_20_Emphasis"><text:span text:style-name="T1">dot</text:span></text:span><text:span text:style-name="T1"> </text:span><text:span text:style-name="Source_20_Text"><text:span text:style-name="T2">'.'</text:span></text:span><text:span text:style-name="T1"> followed by </text:span><text:span text:style-name="Strong_20_Emphasis"><text:span text:style-name="T1">digits</text:span></text:span><text:span text:style-name="T1">.</text:span></text:p>
        </text:list-item>
        <text:list-item>
          <text:p text:style-name="P6"><text:span text:style-name="T1">A </text:span><text:span text:style-name="Strong_20_Emphasis"><text:span text:style-name="T1">dot</text:span></text:span><text:span text:style-name="T1"> </text:span><text:span text:style-name="Source_20_Text"><text:span text:style-name="T2">'.'</text:span></text:span><text:span text:style-name="T1"> followed by </text:span><text:span text:style-name="Strong_20_Emphasis"><text:span text:style-name="T1">digits</text:span></text:span><text:span text:style-name="T1">.</text:span></text:p>
        </text:list-item>
      </text:list>
      <text:p text:style-name="P2"><text:span text:style-name="T1">An </text:span><text:span text:style-name="Strong_20_Emphasis"><text:span text:style-name="T1">exponent</text:span></text:span><text:span text:style-name="T1"> is defined with an </text:span><text:span text:style-name="Strong_20_Emphasis"><text:span text:style-name="T1">exponent notation</text:span></text:span><text:span text:style-name="T1"> </text:span><text:span text:style-name="Source_20_Text"><text:span text:style-name="T2">'e'</text:span></text:span><text:span text:style-name="T1"> or </text:span><text:span text:style-name="Source_20_Text"><text:span text:style-name="T2">'E'</text:span></text:span><text:span text:style-name="T1"> followed by an </text:span><text:span text:style-name="Strong_20_Emphasis"><text:span text:style-name="T1">integer number</text:span></text:span><text:span text:style-name="T1">.</text:span></text:p>
      <text:p text:style-name="P9"><text:span text:style-name="T1">The </text:span><text:span text:style-name="Strong_20_Emphasis"><text:span text:style-name="T1">digits</text:span></text:span><text:span text:style-name="T1"> are defined as one or more digits.</text:span>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s = "0"</text:span></text:p>
      <text:p text:style-name="P2"><text:span text:style-name="Strong_20_Emphasis"><text:span text:style-name="T1">Output:</text:span></text:span><text:span text:style-name="T1"> true</text:span></text:p>
      <text:p text:style-name="P2"><text:span text:style-name="Strong_20_Emphasis"><text:span text:style-name="T1"/>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s = "e"</text:span></text:p>
      <text:p text:style-name="P2"><text:span text:style-name="Strong_20_Emphasis"><text:span text:style-name="T1">Output:</text:span></text:span><text:span text:style-name="T1"> false</text:span></text:p>
      <text:p text:style-name="P2"><text:span text:style-name="Strong_20_Emphasis"><text:span text:style-name="T1"/></text:span></text:p>
      <text:p text:style-name="P2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 s = "."</text:span></text:p>
      <text:p text:style-name="P2"><text:span text:style-name="Strong_20_Emphasis"><text:span text:style-name="T1">Output:</text:span></text:span><text:span text:style-name="T1"> false</text:span></text:p>
      <text:p text:style-name="P2"><text:span text:style-name="T1"/></text:p>
      <text:p text:style-name="P2"><text:span text:style-name="Strong_20_Emphasis"><text:span text:style-name="T1">Constraints:</text:span></text:span></text:p>
      <text:list text:style-name="L3">
        <text:list-item>
          <text:p text:style-name="P7"><text:span text:style-name="Source_20_Text"><text:span text:style-name="T2">1 &lt;= s.length &lt;= 20</text:span></text:span></text:p>
        </text:list-item>
        <text:list-item>
          <text:p text:style-name="P8"><text:span text:style-name="Source_20_Text"><text:span text:style-name="T2">s</text:span></text:span><text:span text:style-name="T1"> consists of only English letters (both uppercase and lowercase), digits (</text:span><text:span text:style-name="Source_20_Text"><text:span text:style-name="T2">0-9</text:span></text:span><text:span text:style-name="T1">), plus </text:span><text:span text:style-name="Source_20_Text"><text:span text:style-name="T2">'+'</text:span></text:span><text:span text:style-name="T1">, minus </text:span><text:span text:style-name="Source_20_Text"><text:span text:style-name="T2">'-'</text:span></text:span><text:span text:style-name="T1">, or dot </text:span><text:span text:style-name="Source_20_Text"><text:span text:style-name="T2">'.'</text:span></text:span><text:span text:style-name="T1">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22:25:41.587000000</meta:creation-date>
    <dc:date>2024-07-24T22:27:43.504000000</dc:date>
    <meta:editing-duration>PT2M3S</meta:editing-duration>
    <meta:editing-cycles>1</meta:editing-cycles>
    <meta:document-statistic meta:table-count="0" meta:image-count="0" meta:object-count="0" meta:page-count="2" meta:paragraph-count="24" meta:word-count="214" meta:character-count="1197" meta:non-whitespace-character-count="1015"/>
    <meta:generator>LibreOffice/24.2.0.3$Windows_X86_64 LibreOffice_project/da48488a73ddd66ea24cf16bbc4f7b9c08e9bea1</meta:generator>
  </office:meta>
</office:document-meta>
</file>